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60.55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82.5pt"/>
    </style:style>
    <style:style style:name="co11" style:family="table-column">
      <style:table-column-properties fo:break-before="auto" style:column-width="154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1"/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17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3"/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font-weight-asian="normal"/>
    </style:style>
    <style:style style:name="ce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1">
      <style:table-cell-properties fo:background-color="#dddddd"/>
    </style:style>
    <style:style style:name="ce28" style:family="table-cell" style:parent-style-name="Default" style:data-style-name="N123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23">
      <style:text-properties fo:font-weight="bold" style:font-weight-asian="bold" style:font-weight-complex="bold"/>
    </style:style>
    <style:style style:name="ce31" style:family="table-cell" style:parent-style-name="Default" style:data-style-name="N125"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126"/>
    <style:style style:name="ce3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About this Management Budget Spreadshee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the Body</text:p>
          </table:table-cell>
        </table:table-row>
        <table:table-row table:style-name="ro2">
          <table:table-cell office:value-type="string" calcext:value-type="string">
            <text:p>Corporate has sufficient reserves to fund th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is free software licensed under the Gnu Public License (GPL). You should have </text:p>
          </table:table-cell>
        </table:table-row>
        <table:table-row table:style-name="ro2">
          <table:table-cell office:value-type="string" calcext:value-type="string">
            <text:p>obtained a copy of the GPL with this spreadsheet. Please read the license before using it in</text:p>
          </table:table-cell>
        </table:table-row>
        <table:table-row table:style-name="ro2">
          <table:table-cell office:value-type="string" calcext:value-type="string">
            <text:p>any financial planning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re is documentation for how to use this software but if you're in a hurry to just start using</text:p>
          </table:table-cell>
        </table:table-row>
        <table:table-row table:style-name="ro2">
          <table:table-cell office:value-type="string" calcext:value-type="string">
            <text:p>the spreadsheet, the cells in grey in the next three worksheets are the ones that need to be </text:p>
          </table:table-cell>
        </table:table-row>
        <table:table-row table:style-name="ro2">
          <table:table-cell office:value-type="string" calcext:value-type="string">
            <text:p>completed to get estimates of the financial health of a Body Corporate's finances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table:style-name="ce3" office:value-type="string" calcext:value-type="string">
            <text:p>© 2017 The Brittany, Tokai Villas Body Corporate</text:p>
          </table:table-cell>
        </table:table-row>
      </table:table>
      <table:table table:name="Current Financials" table:style-name="ta1">
        <table:table-column table:style-name="co3" table:default-cell-style-name="ce7"/>
        <table:table-column table:style-name="co4" table:default-cell-style-name="ce10"/>
        <table:table-column table:style-name="co2" table:number-columns-repeated="2" table:default-cell-style-name="Default"/>
        <table:table-row table:style-name="ro3">
          <table:table-cell table:style-name="ce4" office:value-type="string" calcext:value-type="string" table:number-columns-spanned="2" table:number-rows-spanned="1">
            <text:p>Previous and Current Year Financials</text:p>
          </table:table-cell>
          <table:covered-table-cell table:style-name="ce8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This worksheet contains: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2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2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2"/>
          <table:table-cell table:number-columns-repeated="2"/>
        </table:table-row>
        <table:table-row table:style-name="ro2">
          <table:table-cell table:style-name="ce6" table:number-columns-spanned="2" table:number-rows-spanned="1"/>
          <table:covered-table-cell table:style-name="ce2"/>
          <table:table-cell/>
          <table:table-cell table:style-name="ce13"/>
        </table:table-row>
        <table:table-row table:style-name="ro2">
          <table:table-cell table:style-name="ce6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1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2"/>
          <table:table-cell table:number-columns-repeated="2"/>
        </table:table-row>
      </table:table>
      <table:table table:name="Ten Year Plan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2" table:number-columns-repeated="11" table:default-cell-style-name="Default"/>
        <table:table-row table:style-name="ro3">
          <table:table-cell table:style-name="ce14" office:value-type="string" calcext:value-type="string" table:number-columns-spanned="5" table:number-rows-spanned="1">
            <text:p>Ten Year Plan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Budgeted items would include: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Repainting <text:s/>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Security enhancements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2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2" table:number-columns-spanned="5" table:number-rows-spanned="1"/>
          <table:covered-table-cell table:number-columns-repeated="3" table:style-name="ce2"/>
          <table:covered-table-cell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2"/>
          <table:covered-table-cell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2"/>
          <table:covered-table-cell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2"/>
          <table:covered-table-cell table:style-name="Default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2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1">
          <table:table-cell table:style-name="ce15" office:value-type="string" calcext:value-type="string">
            <text:p>Item</text:p>
          </table:table-cell>
          <table:table-cell table:style-name="ce19" office:value-type="string" calcext:value-type="string">
            <text:p>Start Year</text:p>
          </table:table-cell>
          <table:table-cell table:style-name="ce19" office:value-type="string" calcext:value-type="string">
            <text:p>End Year</text:p>
          </table:table-cell>
          <table:table-cell table:style-name="ce19" office:value-type="string" calcext:value-type="string">
            <text:p>Step (years)</text:p>
          </table:table-cell>
          <table:table-cell table:style-name="ce19" office:value-type="string" calcext:value-type="string">
            <text:p>Annual amount (real)</text:p>
          </table:table-cell>
          <table:table-cell/>
          <table:table-cell table:style-name="ce20" table:formula="of:=['Current Financials'.B9]" office:value-type="float" office:value="2018" calcext:value-type="float">
            <text:p>2018</text:p>
          </table:table-cell>
          <table:table-cell table:style-name="ce20" table:formula="of:=[.G15]+1" office:value-type="float" office:value="2019" calcext:value-type="float">
            <text:p>2019</text:p>
          </table:table-cell>
          <table:table-cell table:style-name="ce20" table:formula="of:=[.H15]+1" office:value-type="float" office:value="2020" calcext:value-type="float">
            <text:p>2020</text:p>
          </table:table-cell>
          <table:table-cell table:style-name="ce20" table:formula="of:=[.I15]+1" office:value-type="float" office:value="2021" calcext:value-type="float">
            <text:p>2021</text:p>
          </table:table-cell>
          <table:table-cell table:style-name="ce20" table:formula="of:=[.J15]+1" office:value-type="float" office:value="2022" calcext:value-type="float">
            <text:p>2022</text:p>
          </table:table-cell>
          <table:table-cell table:style-name="ce20" table:formula="of:=[.K15]+1" office:value-type="float" office:value="2023" calcext:value-type="float">
            <text:p>2023</text:p>
          </table:table-cell>
          <table:table-cell table:style-name="ce20" table:formula="of:=[.L15]+1" office:value-type="float" office:value="2024" calcext:value-type="float">
            <text:p>2024</text:p>
          </table:table-cell>
          <table:table-cell table:style-name="ce20" table:formula="of:=[.M15]+1" office:value-type="float" office:value="2025" calcext:value-type="float">
            <text:p>2025</text:p>
          </table:table-cell>
          <table:table-cell table:style-name="ce20" table:formula="of:=[.N15]+1" office:value-type="float" office:value="2026" calcext:value-type="float">
            <text:p>2026</text:p>
          </table:table-cell>
          <table:table-cell table:style-name="ce20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style-name="ce21" table:formula="of:=(IF(OR([.G$15]&lt;[.$B16];[.G$15]&gt;[.$C16]);0;IF(MOD([.G$15]-[.$B16]; [.$D16]) = 0; [.$E16]; 0)))*(1+['Current Financials'.$B$15])^([.G$15]-['Current Financials'.$B$9])" office:value-type="float" office:value="270000" calcext:value-type="float">
            <text:p>270000</text:p>
          </table:table-cell>
          <table:table-cell table:style-name="ce21" table:formula="of:=(IF(OR([.H$15]&lt;[.$B16];[.H$15]&gt;[.$C16]);0;IF(MOD([.H$15]-[.$B16]; [.$D16]) = 0; [.$E16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16];[.I$15]&gt;[.$C16]);0;IF(MOD([.I$15]-[.$B16]; [.$D16]) = 0; [.$E16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16];[.J$15]&gt;[.$C16]);0;IF(MOD([.J$15]-[.$B16]; [.$D16]) = 0; [.$E16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16];[.K$15]&gt;[.$C16]);0;IF(MOD([.K$15]-[.$B16]; [.$D16]) = 0; [.$E16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16];[.L$15]&gt;[.$C16]);0;IF(MOD([.L$15]-[.$B16]; [.$D16]) = 0; [.$E16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16];[.M$15]&gt;[.$C16]);0;IF(MOD([.M$15]-[.$B16]; [.$D16]) = 0; [.$E16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6];[.N$15]&gt;[.$C16]);0;IF(MOD([.N$15]-[.$B16]; [.$D16]) = 0; [.$E16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6];[.O$15]&gt;[.$C16]);0;IF(MOD([.O$15]-[.$B16]; [.$D16]) = 0; [.$E16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6];[.P$15]&gt;[.$C16]);0;IF(MOD([.P$15]-[.$B16]; [.$D16]) = 0; [.$E16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style-name="ce21" table:formula="of:=(IF(OR([.G$15]&lt;[.$B17];[.G$15]&gt;[.$C17]);0;IF(MOD([.G$15]-[.$B17]; [.$D17]) = 0; [.$E17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17];[.H$15]&gt;[.$C17]);0;IF(MOD([.H$15]-[.$B17]; [.$D17]) = 0; [.$E17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17];[.I$15]&gt;[.$C17]);0;IF(MOD([.I$15]-[.$B17]; [.$D17]) = 0; [.$E17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17];[.J$15]&gt;[.$C17]);0;IF(MOD([.J$15]-[.$B17]; [.$D17]) = 0; [.$E17]; 0)))*(1+['Current Financials'.$B$15])^([.J$15]-['Current Financials'.$B$9])" office:value-type="float" office:value="869780.53" calcext:value-type="float">
            <text:p>869781</text:p>
          </table:table-cell>
          <table:table-cell table:style-name="ce21" table:formula="of:=(IF(OR([.K$15]&lt;[.$B17];[.K$15]&gt;[.$C17]);0;IF(MOD([.K$15]-[.$B17]; [.$D17]) = 0; [.$E17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17];[.L$15]&gt;[.$C17]);0;IF(MOD([.L$15]-[.$B17]; [.$D17]) = 0; [.$E17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17];[.M$15]&gt;[.$C17]);0;IF(MOD([.M$15]-[.$B17]; [.$D17]) = 0; [.$E17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7];[.N$15]&gt;[.$C17]);0;IF(MOD([.N$15]-[.$B17]; [.$D17]) = 0; [.$E17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7];[.O$15]&gt;[.$C17]);0;IF(MOD([.O$15]-[.$B17]; [.$D17]) = 0; [.$E17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7];[.P$15]&gt;[.$C17]);0;IF(MOD([.P$15]-[.$B17]; [.$D17]) = 0; [.$E17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style-name="ce21" table:formula="of:=(IF(OR([.G$15]&lt;[.$B18];[.G$15]&gt;[.$C18]);0;IF(MOD([.G$15]-[.$B18]; [.$D18]) = 0; [.$E18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18];[.H$15]&gt;[.$C18]);0;IF(MOD([.H$15]-[.$B18]; [.$D18]) = 0; [.$E18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18];[.I$15]&gt;[.$C18]);0;IF(MOD([.I$15]-[.$B18]; [.$D18]) = 0; [.$E18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18];[.J$15]&gt;[.$C18]);0;IF(MOD([.J$15]-[.$B18]; [.$D18]) = 0; [.$E18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18];[.K$15]&gt;[.$C18]);0;IF(MOD([.K$15]-[.$B18]; [.$D18]) = 0; [.$E18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18];[.L$15]&gt;[.$C18]);0;IF(MOD([.L$15]-[.$B18]; [.$D18]) = 0; [.$E18]; 0)))*(1+['Current Financials'.$B$15])^([.L$15]-['Current Financials'.$B$9])" office:value-type="float" office:value="336612.415368" calcext:value-type="float">
            <text:p>336612</text:p>
          </table:table-cell>
          <table:table-cell table:style-name="ce21" table:formula="of:=(IF(OR([.M$15]&lt;[.$B18];[.M$15]&gt;[.$C18]);0;IF(MOD([.M$15]-[.$B18]; [.$D18]) = 0; [.$E18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8];[.N$15]&gt;[.$C18]);0;IF(MOD([.N$15]-[.$B18]; [.$D18]) = 0; [.$E18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8];[.O$15]&gt;[.$C18]);0;IF(MOD([.O$15]-[.$B18]; [.$D18]) = 0; [.$E18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8];[.P$15]&gt;[.$C18]);0;IF(MOD([.P$15]-[.$B18]; [.$D18]) = 0; [.$E18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table:formula="of:=(IF(OR([.G$15]&lt;[.$B19];[.G$15]&gt;[.$C19]);0;IF(MOD([.G$15]-[.$B19]; [.$D19]) = 0; [.$E19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19];[.H$15]&gt;[.$C19]);0;IF(MOD([.H$15]-[.$B19]; [.$D19]) = 0; [.$E19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19];[.I$15]&gt;[.$C19]);0;IF(MOD([.I$15]-[.$B19]; [.$D19]) = 0; [.$E19]; 0)))*(1+['Current Financials'.$B$15])^([.I$15]-['Current Financials'.$B$9])" office:value-type="float" office:value="114490" calcext:value-type="float">
            <text:p>114490</text:p>
          </table:table-cell>
          <table:table-cell table:style-name="ce21" table:formula="of:=(IF(OR([.J$15]&lt;[.$B19];[.J$15]&gt;[.$C19]);0;IF(MOD([.J$15]-[.$B19]; [.$D19]) = 0; [.$E19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19];[.K$15]&gt;[.$C19]);0;IF(MOD([.K$15]-[.$B19]; [.$D19]) = 0; [.$E19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19];[.L$15]&gt;[.$C19]);0;IF(MOD([.L$15]-[.$B19]; [.$D19]) = 0; [.$E19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19];[.M$15]&gt;[.$C19]);0;IF(MOD([.M$15]-[.$B19]; [.$D19]) = 0; [.$E19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19];[.N$15]&gt;[.$C19]);0;IF(MOD([.N$15]-[.$B19]; [.$D19]) = 0; [.$E19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19];[.O$15]&gt;[.$C19]);0;IF(MOD([.O$15]-[.$B19]; [.$D19]) = 0; [.$E19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19];[.P$15]&gt;[.$C19]);0;IF(MOD([.P$15]-[.$B19]; [.$D19]) = 0; [.$E19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1" table:formula="of:=(IF(OR([.G$15]&lt;[.$B20];[.G$15]&gt;[.$C20]);0;IF(MOD([.G$15]-[.$B20]; [.$D20]) = 0; [.$E20]; 0)))*(1+['Current Financials'.$B$15])^([.G$15]-['Current Financials'.$B$9])" office:value-type="float" office:value="5000" calcext:value-type="float">
            <text:p>5000</text:p>
          </table:table-cell>
          <table:table-cell table:style-name="ce21" table:formula="of:=(IF(OR([.H$15]&lt;[.$B20];[.H$15]&gt;[.$C20]);0;IF(MOD([.H$15]-[.$B20]; [.$D20]) = 0; [.$E20]; 0)))*(1+['Current Financials'.$B$15])^([.H$15]-['Current Financials'.$B$9])" office:value-type="float" office:value="5350" calcext:value-type="float">
            <text:p>5350</text:p>
          </table:table-cell>
          <table:table-cell table:style-name="ce21" table:formula="of:=(IF(OR([.I$15]&lt;[.$B20];[.I$15]&gt;[.$C20]);0;IF(MOD([.I$15]-[.$B20]; [.$D20]) = 0; [.$E20]; 0)))*(1+['Current Financials'.$B$15])^([.I$15]-['Current Financials'.$B$9])" office:value-type="float" office:value="5724.5" calcext:value-type="float">
            <text:p>5725</text:p>
          </table:table-cell>
          <table:table-cell table:style-name="ce21" table:formula="of:=(IF(OR([.J$15]&lt;[.$B20];[.J$15]&gt;[.$C20]);0;IF(MOD([.J$15]-[.$B20]; [.$D20]) = 0; [.$E20]; 0)))*(1+['Current Financials'.$B$15])^([.J$15]-['Current Financials'.$B$9])" office:value-type="float" office:value="6125.215" calcext:value-type="float">
            <text:p>6125</text:p>
          </table:table-cell>
          <table:table-cell table:style-name="ce21" table:formula="of:=(IF(OR([.K$15]&lt;[.$B20];[.K$15]&gt;[.$C20]);0;IF(MOD([.K$15]-[.$B20]; [.$D20]) = 0; [.$E20]; 0)))*(1+['Current Financials'.$B$15])^([.K$15]-['Current Financials'.$B$9])" office:value-type="float" office:value="6553.98005" calcext:value-type="float">
            <text:p>6554</text:p>
          </table:table-cell>
          <table:table-cell table:style-name="ce21" table:formula="of:=(IF(OR([.L$15]&lt;[.$B20];[.L$15]&gt;[.$C20]);0;IF(MOD([.L$15]-[.$B20]; [.$D20]) = 0; [.$E20]; 0)))*(1+['Current Financials'.$B$15])^([.L$15]-['Current Financials'.$B$9])" office:value-type="float" office:value="7012.7586535" calcext:value-type="float">
            <text:p>7013</text:p>
          </table:table-cell>
          <table:table-cell table:style-name="ce21" table:formula="of:=(IF(OR([.M$15]&lt;[.$B20];[.M$15]&gt;[.$C20]);0;IF(MOD([.M$15]-[.$B20]; [.$D20]) = 0; [.$E20]; 0)))*(1+['Current Financials'.$B$15])^([.M$15]-['Current Financials'.$B$9])" office:value-type="float" office:value="7503.651759245" calcext:value-type="float">
            <text:p>7504</text:p>
          </table:table-cell>
          <table:table-cell table:style-name="ce21" table:formula="of:=(IF(OR([.N$15]&lt;[.$B20];[.N$15]&gt;[.$C20]);0;IF(MOD([.N$15]-[.$B20]; [.$D20]) = 0; [.$E20]; 0)))*(1+['Current Financials'.$B$15])^([.N$15]-['Current Financials'.$B$9])" office:value-type="float" office:value="8028.90738239215" calcext:value-type="float">
            <text:p>8029</text:p>
          </table:table-cell>
          <table:table-cell table:style-name="ce21" table:formula="of:=(IF(OR([.O$15]&lt;[.$B20];[.O$15]&gt;[.$C20]);0;IF(MOD([.O$15]-[.$B20]; [.$D20]) = 0; [.$E20]; 0)))*(1+['Current Financials'.$B$15])^([.O$15]-['Current Financials'.$B$9])" office:value-type="float" office:value="8590.9308991596" calcext:value-type="float">
            <text:p>8591</text:p>
          </table:table-cell>
          <table:table-cell table:style-name="ce21" table:formula="of:=(IF(OR([.P$15]&lt;[.$B20];[.P$15]&gt;[.$C20]);0;IF(MOD([.P$15]-[.$B20]; [.$D20]) = 0; [.$E20]; 0)))*(1+['Current Financials'.$B$15])^([.P$15]-['Current Financials'.$B$9])" office:value-type="float" office:value="9192.29606210078" calcext:value-type="float">
            <text:p>9192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style-name="ce21" table:formula="of:=(IF(OR([.G$15]&lt;[.$B21];[.G$15]&gt;[.$C21]);0;IF(MOD([.G$15]-[.$B21]; [.$D21]) = 0; [.$E21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1];[.H$15]&gt;[.$C21]);0;IF(MOD([.H$15]-[.$B21]; [.$D21]) = 0; [.$E21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21];[.I$15]&gt;[.$C21]);0;IF(MOD([.I$15]-[.$B21]; [.$D21]) = 0; [.$E21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1];[.J$15]&gt;[.$C21]);0;IF(MOD([.J$15]-[.$B21]; [.$D21]) = 0; [.$E21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21];[.K$15]&gt;[.$C21]);0;IF(MOD([.K$15]-[.$B21]; [.$D21]) = 0; [.$E21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1];[.L$15]&gt;[.$C21]);0;IF(MOD([.L$15]-[.$B21]; [.$D21]) = 0; [.$E21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1];[.M$15]&gt;[.$C21]);0;IF(MOD([.M$15]-[.$B21]; [.$D21]) = 0; [.$E21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1];[.N$15]&gt;[.$C21]);0;IF(MOD([.N$15]-[.$B21]; [.$D21]) = 0; [.$E21]; 0)))*(1+['Current Financials'.$B$15])^([.N$15]-['Current Financials'.$B$9])" office:value-type="float" office:value="128462.518118274" calcext:value-type="float">
            <text:p>128463</text:p>
          </table:table-cell>
          <table:table-cell table:style-name="ce21" table:formula="of:=(IF(OR([.O$15]&lt;[.$B21];[.O$15]&gt;[.$C21]);0;IF(MOD([.O$15]-[.$B21]; [.$D21]) = 0; [.$E21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1];[.P$15]&gt;[.$C21]);0;IF(MOD([.P$15]-[.$B21]; [.$D21]) = 0; [.$E21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21" table:formula="of:=(IF(OR([.G$15]&lt;[.$B22];[.G$15]&gt;[.$C22]);0;IF(MOD([.G$15]-[.$B22]; [.$D22]) = 0; [.$E22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2];[.H$15]&gt;[.$C22]);0;IF(MOD([.H$15]-[.$B22]; [.$D22]) = 0; [.$E22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22];[.I$15]&gt;[.$C22]);0;IF(MOD([.I$15]-[.$B22]; [.$D22]) = 0; [.$E22]; 0)))*(1+['Current Financials'.$B$15])^([.I$15]-['Current Financials'.$B$9])" office:value-type="float" office:value="143112.5" calcext:value-type="float">
            <text:p>143113</text:p>
          </table:table-cell>
          <table:table-cell table:style-name="ce21" table:formula="of:=(IF(OR([.J$15]&lt;[.$B22];[.J$15]&gt;[.$C22]);0;IF(MOD([.J$15]-[.$B22]; [.$D22]) = 0; [.$E22]; 0)))*(1+['Current Financials'.$B$15])^([.J$15]-['Current Financials'.$B$9])" office:value-type="float" office:value="153130.375" calcext:value-type="float">
            <text:p>153130</text:p>
          </table:table-cell>
          <table:table-cell table:style-name="ce21" table:formula="of:=(IF(OR([.K$15]&lt;[.$B22];[.K$15]&gt;[.$C22]);0;IF(MOD([.K$15]-[.$B22]; [.$D22]) = 0; [.$E22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2];[.L$15]&gt;[.$C22]);0;IF(MOD([.L$15]-[.$B22]; [.$D22]) = 0; [.$E22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2];[.M$15]&gt;[.$C22]);0;IF(MOD([.M$15]-[.$B22]; [.$D22]) = 0; [.$E22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2];[.N$15]&gt;[.$C22]);0;IF(MOD([.N$15]-[.$B22]; [.$D22]) = 0; [.$E22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2];[.O$15]&gt;[.$C22]);0;IF(MOD([.O$15]-[.$B22]; [.$D22]) = 0; [.$E22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2];[.P$15]&gt;[.$C22]);0;IF(MOD([.P$15]-[.$B22]; [.$D22]) = 0; [.$E22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21" table:formula="of:=(IF(OR([.G$15]&lt;[.$B23];[.G$15]&gt;[.$C23]);0;IF(MOD([.G$15]-[.$B23]; [.$D23]) = 0; [.$E23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3];[.H$15]&gt;[.$C23]);0;IF(MOD([.H$15]-[.$B23]; [.$D23]) = 0; [.$E23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23];[.I$15]&gt;[.$C23]);0;IF(MOD([.I$15]-[.$B23]; [.$D23]) = 0; [.$E23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3];[.J$15]&gt;[.$C23]);0;IF(MOD([.J$15]-[.$B23]; [.$D23]) = 0; [.$E23]; 0)))*(1+['Current Financials'.$B$15])^([.J$15]-['Current Financials'.$B$9])" office:value-type="float" office:value="612521.5" calcext:value-type="float">
            <text:p>612522</text:p>
          </table:table-cell>
          <table:table-cell table:style-name="ce21" table:formula="of:=(IF(OR([.K$15]&lt;[.$B23];[.K$15]&gt;[.$C23]);0;IF(MOD([.K$15]-[.$B23]; [.$D23]) = 0; [.$E23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3];[.L$15]&gt;[.$C23]);0;IF(MOD([.L$15]-[.$B23]; [.$D23]) = 0; [.$E23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3];[.M$15]&gt;[.$C23]);0;IF(MOD([.M$15]-[.$B23]; [.$D23]) = 0; [.$E23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3];[.N$15]&gt;[.$C23]);0;IF(MOD([.N$15]-[.$B23]; [.$D23]) = 0; [.$E23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3];[.O$15]&gt;[.$C23]);0;IF(MOD([.O$15]-[.$B23]; [.$D23]) = 0; [.$E23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3];[.P$15]&gt;[.$C23]);0;IF(MOD([.P$15]-[.$B23]; [.$D23]) = 0; [.$E23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style-name="ce21" table:formula="of:=(IF(OR([.G$15]&lt;[.$B24];[.G$15]&gt;[.$C24]);0;IF(MOD([.G$15]-[.$B24]; [.$D24]) = 0; [.$E24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4];[.H$15]&gt;[.$C24]);0;IF(MOD([.H$15]-[.$B24]; [.$D24]) = 0; [.$E24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24];[.I$15]&gt;[.$C24]);0;IF(MOD([.I$15]-[.$B24]; [.$D24]) = 0; [.$E24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4];[.J$15]&gt;[.$C24]);0;IF(MOD([.J$15]-[.$B24]; [.$D24]) = 0; [.$E24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24];[.K$15]&gt;[.$C24]);0;IF(MOD([.K$15]-[.$B24]; [.$D24]) = 0; [.$E24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4];[.L$15]&gt;[.$C24]);0;IF(MOD([.L$15]-[.$B24]; [.$D24]) = 0; [.$E24]; 0)))*(1+['Current Financials'.$B$15])^([.L$15]-['Current Financials'.$B$9])" office:value-type="float" office:value="420765.51921" calcext:value-type="float">
            <text:p>420766</text:p>
          </table:table-cell>
          <table:table-cell table:style-name="ce21" table:formula="of:=(IF(OR([.M$15]&lt;[.$B24];[.M$15]&gt;[.$C24]);0;IF(MOD([.M$15]-[.$B24]; [.$D24]) = 0; [.$E24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4];[.N$15]&gt;[.$C24]);0;IF(MOD([.N$15]-[.$B24]; [.$D24]) = 0; [.$E24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4];[.O$15]&gt;[.$C24]);0;IF(MOD([.O$15]-[.$B24]; [.$D24]) = 0; [.$E24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4];[.P$15]&gt;[.$C24]);0;IF(MOD([.P$15]-[.$B24]; [.$D24]) = 0; [.$E24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ce21" table:formula="of:=(IF(OR([.G$15]&lt;[.$B25];[.G$15]&gt;[.$C25]);0;IF(MOD([.G$15]-[.$B25]; [.$D25]) = 0; [.$E25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5];[.H$15]&gt;[.$C25]);0;IF(MOD([.H$15]-[.$B25]; [.$D25]) = 0; [.$E25]; 0)))*(1+['Current Financials'.$B$15])^([.H$15]-['Current Financials'.$B$9])" office:value-type="float" office:value="21400" calcext:value-type="float">
            <text:p>21400</text:p>
          </table:table-cell>
          <table:table-cell table:style-name="ce21" table:formula="of:=(IF(OR([.I$15]&lt;[.$B25];[.I$15]&gt;[.$C25]);0;IF(MOD([.I$15]-[.$B25]; [.$D25]) = 0; [.$E25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5];[.J$15]&gt;[.$C25]);0;IF(MOD([.J$15]-[.$B25]; [.$D25]) = 0; [.$E25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25];[.K$15]&gt;[.$C25]);0;IF(MOD([.K$15]-[.$B25]; [.$D25]) = 0; [.$E25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5];[.L$15]&gt;[.$C25]);0;IF(MOD([.L$15]-[.$B25]; [.$D25]) = 0; [.$E25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5];[.M$15]&gt;[.$C25]);0;IF(MOD([.M$15]-[.$B25]; [.$D25]) = 0; [.$E25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5];[.N$15]&gt;[.$C25]);0;IF(MOD([.N$15]-[.$B25]; [.$D25]) = 0; [.$E25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5];[.O$15]&gt;[.$C25]);0;IF(MOD([.O$15]-[.$B25]; [.$D25]) = 0; [.$E25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5];[.P$15]&gt;[.$C25]);0;IF(MOD([.P$15]-[.$B25]; [.$D25]) = 0; [.$E25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style-name="ce21" table:formula="of:=(IF(OR([.G$15]&lt;[.$B26];[.G$15]&gt;[.$C26]);0;IF(MOD([.G$15]-[.$B26]; [.$D26]) = 0; [.$E26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6];[.H$15]&gt;[.$C26]);0;IF(MOD([.H$15]-[.$B26]; [.$D26]) = 0; [.$E26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26];[.I$15]&gt;[.$C26]);0;IF(MOD([.I$15]-[.$B26]; [.$D26]) = 0; [.$E26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6];[.J$15]&gt;[.$C26]);0;IF(MOD([.J$15]-[.$B26]; [.$D26]) = 0; [.$E26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26];[.K$15]&gt;[.$C26]);0;IF(MOD([.K$15]-[.$B26]; [.$D26]) = 0; [.$E26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6];[.L$15]&gt;[.$C26]);0;IF(MOD([.L$15]-[.$B26]; [.$D26]) = 0; [.$E26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6];[.M$15]&gt;[.$C26]);0;IF(MOD([.M$15]-[.$B26]; [.$D26]) = 0; [.$E26]; 0)))*(1+['Current Financials'.$B$15])^([.M$15]-['Current Financials'.$B$9])" office:value-type="float" office:value="75036.51759245" calcext:value-type="float">
            <text:p>75037</text:p>
          </table:table-cell>
          <table:table-cell table:style-name="ce21" table:formula="of:=(IF(OR([.N$15]&lt;[.$B26];[.N$15]&gt;[.$C26]);0;IF(MOD([.N$15]-[.$B26]; [.$D26]) = 0; [.$E26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6];[.O$15]&gt;[.$C26]);0;IF(MOD([.O$15]-[.$B26]; [.$D26]) = 0; [.$E26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6];[.P$15]&gt;[.$C26]);0;IF(MOD([.P$15]-[.$B26]; [.$D26]) = 0; [.$E26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21" table:formula="of:=(IF(OR([.G$15]&lt;[.$B27];[.G$15]&gt;[.$C27]);0;IF(MOD([.G$15]-[.$B27]; [.$D27]) = 0; [.$E27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7];[.H$15]&gt;[.$C27]);0;IF(MOD([.H$15]-[.$B27]; [.$D27]) = 0; [.$E27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27];[.I$15]&gt;[.$C27]);0;IF(MOD([.I$15]-[.$B27]; [.$D27]) = 0; [.$E27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7];[.J$15]&gt;[.$C27]);0;IF(MOD([.J$15]-[.$B27]; [.$D27]) = 0; [.$E27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27];[.K$15]&gt;[.$C27]);0;IF(MOD([.K$15]-[.$B27]; [.$D27]) = 0; [.$E27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7];[.L$15]&gt;[.$C27]);0;IF(MOD([.L$15]-[.$B27]; [.$D27]) = 0; [.$E27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7];[.M$15]&gt;[.$C27]);0;IF(MOD([.M$15]-[.$B27]; [.$D27]) = 0; [.$E27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7];[.N$15]&gt;[.$C27]);0;IF(MOD([.N$15]-[.$B27]; [.$D27]) = 0; [.$E27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7];[.O$15]&gt;[.$C27]);0;IF(MOD([.O$15]-[.$B27]; [.$D27]) = 0; [.$E27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7];[.P$15]&gt;[.$C27]);0;IF(MOD([.P$15]-[.$B27]; [.$D27]) = 0; [.$E27]; 0)))*(1+['Current Financials'.$B$15])^([.P$15]-['Current Financials'.$B$9])" office:value-type="float" office:value="45961.4803105039" calcext:value-type="float">
            <text:p>45961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21" table:formula="of:=(IF(OR([.G$15]&lt;[.$B28];[.G$15]&gt;[.$C28]);0;IF(MOD([.G$15]-[.$B28]; [.$D28]) = 0; [.$E28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8];[.H$15]&gt;[.$C28]);0;IF(MOD([.H$15]-[.$B28]; [.$D28]) = 0; [.$E28]; 0)))*(1+['Current Financials'.$B$15])^([.H$15]-['Current Financials'.$B$9])" office:value-type="float" office:value="26750" calcext:value-type="float">
            <text:p>26750</text:p>
          </table:table-cell>
          <table:table-cell table:style-name="ce21" table:formula="of:=(IF(OR([.I$15]&lt;[.$B28];[.I$15]&gt;[.$C28]);0;IF(MOD([.I$15]-[.$B28]; [.$D28]) = 0; [.$E28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8];[.J$15]&gt;[.$C28]);0;IF(MOD([.J$15]-[.$B28]; [.$D28]) = 0; [.$E28]; 0)))*(1+['Current Financials'.$B$15])^([.J$15]-['Current Financials'.$B$9])" office:value-type="float" office:value="30626.075" calcext:value-type="float">
            <text:p>30626</text:p>
          </table:table-cell>
          <table:table-cell table:style-name="ce21" table:formula="of:=(IF(OR([.K$15]&lt;[.$B28];[.K$15]&gt;[.$C28]);0;IF(MOD([.K$15]-[.$B28]; [.$D28]) = 0; [.$E28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8];[.L$15]&gt;[.$C28]);0;IF(MOD([.L$15]-[.$B28]; [.$D28]) = 0; [.$E28]; 0)))*(1+['Current Financials'.$B$15])^([.L$15]-['Current Financials'.$B$9])" office:value-type="float" office:value="35063.7932675" calcext:value-type="float">
            <text:p>35064</text:p>
          </table:table-cell>
          <table:table-cell table:style-name="ce21" table:formula="of:=(IF(OR([.M$15]&lt;[.$B28];[.M$15]&gt;[.$C28]);0;IF(MOD([.M$15]-[.$B28]; [.$D28]) = 0; [.$E28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8];[.N$15]&gt;[.$C28]);0;IF(MOD([.N$15]-[.$B28]; [.$D28]) = 0; [.$E28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8];[.O$15]&gt;[.$C28]);0;IF(MOD([.O$15]-[.$B28]; [.$D28]) = 0; [.$E28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8];[.P$15]&gt;[.$C28]);0;IF(MOD([.P$15]-[.$B28]; [.$D28]) = 0; [.$E28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21" table:formula="of:=(IF(OR([.G$15]&lt;[.$B29];[.G$15]&gt;[.$C29]);0;IF(MOD([.G$15]-[.$B29]; [.$D29]) = 0; [.$E29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29];[.H$15]&gt;[.$C29]);0;IF(MOD([.H$15]-[.$B29]; [.$D29]) = 0; [.$E29]; 0)))*(1+['Current Financials'.$B$15])^([.H$15]-['Current Financials'.$B$9])" office:value-type="float" office:value="6420" calcext:value-type="float">
            <text:p>6420</text:p>
          </table:table-cell>
          <table:table-cell table:style-name="ce21" table:formula="of:=(IF(OR([.I$15]&lt;[.$B29];[.I$15]&gt;[.$C29]);0;IF(MOD([.I$15]-[.$B29]; [.$D29]) = 0; [.$E29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29];[.J$15]&gt;[.$C29]);0;IF(MOD([.J$15]-[.$B29]; [.$D29]) = 0; [.$E29]; 0)))*(1+['Current Financials'.$B$15])^([.J$15]-['Current Financials'.$B$9])" office:value-type="float" office:value="7350.258" calcext:value-type="float">
            <text:p>7350</text:p>
          </table:table-cell>
          <table:table-cell table:style-name="ce21" table:formula="of:=(IF(OR([.K$15]&lt;[.$B29];[.K$15]&gt;[.$C29]);0;IF(MOD([.K$15]-[.$B29]; [.$D29]) = 0; [.$E29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29];[.L$15]&gt;[.$C29]);0;IF(MOD([.L$15]-[.$B29]; [.$D29]) = 0; [.$E29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29];[.M$15]&gt;[.$C29]);0;IF(MOD([.M$15]-[.$B29]; [.$D29]) = 0; [.$E29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29];[.N$15]&gt;[.$C29]);0;IF(MOD([.N$15]-[.$B29]; [.$D29]) = 0; [.$E29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29];[.O$15]&gt;[.$C29]);0;IF(MOD([.O$15]-[.$B29]; [.$D29]) = 0; [.$E29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29];[.P$15]&gt;[.$C29]);0;IF(MOD([.P$15]-[.$B29]; [.$D29]) = 0; [.$E29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style-name="ce21" table:formula="of:=(IF(OR([.G$15]&lt;[.$B30];[.G$15]&gt;[.$C30]);0;IF(MOD([.G$15]-[.$B30]; [.$D30]) = 0; [.$E30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0];[.H$15]&gt;[.$C30]);0;IF(MOD([.H$15]-[.$B30]; [.$D30]) = 0; [.$E30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0];[.I$15]&gt;[.$C30]);0;IF(MOD([.I$15]-[.$B30]; [.$D30]) = 0; [.$E30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0];[.J$15]&gt;[.$C30]);0;IF(MOD([.J$15]-[.$B30]; [.$D30]) = 0; [.$E30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0];[.K$15]&gt;[.$C30]);0;IF(MOD([.K$15]-[.$B30]; [.$D30]) = 0; [.$E30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0];[.L$15]&gt;[.$C30]);0;IF(MOD([.L$15]-[.$B30]; [.$D30]) = 0; [.$E30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0];[.M$15]&gt;[.$C30]);0;IF(MOD([.M$15]-[.$B30]; [.$D30]) = 0; [.$E30]; 0)))*(1+['Current Financials'.$B$15])^([.M$15]-['Current Financials'.$B$9])" office:value-type="float" office:value="240116.85629584" calcext:value-type="float">
            <text:p>240117</text:p>
          </table:table-cell>
          <table:table-cell table:style-name="ce21" table:formula="of:=(IF(OR([.N$15]&lt;[.$B30];[.N$15]&gt;[.$C30]);0;IF(MOD([.N$15]-[.$B30]; [.$D30]) = 0; [.$E30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0];[.O$15]&gt;[.$C30]);0;IF(MOD([.O$15]-[.$B30]; [.$D30]) = 0; [.$E30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0];[.P$15]&gt;[.$C30]);0;IF(MOD([.P$15]-[.$B30]; [.$D30]) = 0; [.$E30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(IF(OR([.G$15]&lt;[.$B31];[.G$15]&gt;[.$C31]);0;IF(MOD([.G$15]-[.$B31]; [.$D31]) = 0; [.$E31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1];[.H$15]&gt;[.$C31]);0;IF(MOD([.H$15]-[.$B31]; [.$D31]) = 0; [.$E31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1];[.I$15]&gt;[.$C31]);0;IF(MOD([.I$15]-[.$B31]; [.$D31]) = 0; [.$E31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1];[.J$15]&gt;[.$C31]);0;IF(MOD([.J$15]-[.$B31]; [.$D31]) = 0; [.$E31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1];[.K$15]&gt;[.$C31]);0;IF(MOD([.K$15]-[.$B31]; [.$D31]) = 0; [.$E31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1];[.L$15]&gt;[.$C31]);0;IF(MOD([.L$15]-[.$B31]; [.$D31]) = 0; [.$E31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1];[.M$15]&gt;[.$C31]);0;IF(MOD([.M$15]-[.$B31]; [.$D31]) = 0; [.$E31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1];[.N$15]&gt;[.$C31]);0;IF(MOD([.N$15]-[.$B31]; [.$D31]) = 0; [.$E31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1];[.O$15]&gt;[.$C31]);0;IF(MOD([.O$15]-[.$B31]; [.$D31]) = 0; [.$E31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1];[.P$15]&gt;[.$C31]);0;IF(MOD([.P$15]-[.$B31]; [.$D31]) = 0; [.$E31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(IF(OR([.G$15]&lt;[.$B32];[.G$15]&gt;[.$C32]);0;IF(MOD([.G$15]-[.$B32]; [.$D32]) = 0; [.$E32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2];[.H$15]&gt;[.$C32]);0;IF(MOD([.H$15]-[.$B32]; [.$D32]) = 0; [.$E32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2];[.I$15]&gt;[.$C32]);0;IF(MOD([.I$15]-[.$B32]; [.$D32]) = 0; [.$E32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2];[.J$15]&gt;[.$C32]);0;IF(MOD([.J$15]-[.$B32]; [.$D32]) = 0; [.$E32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2];[.K$15]&gt;[.$C32]);0;IF(MOD([.K$15]-[.$B32]; [.$D32]) = 0; [.$E32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2];[.L$15]&gt;[.$C32]);0;IF(MOD([.L$15]-[.$B32]; [.$D32]) = 0; [.$E32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2];[.M$15]&gt;[.$C32]);0;IF(MOD([.M$15]-[.$B32]; [.$D32]) = 0; [.$E32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2];[.N$15]&gt;[.$C32]);0;IF(MOD([.N$15]-[.$B32]; [.$D32]) = 0; [.$E32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2];[.O$15]&gt;[.$C32]);0;IF(MOD([.O$15]-[.$B32]; [.$D32]) = 0; [.$E32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2];[.P$15]&gt;[.$C32]);0;IF(MOD([.P$15]-[.$B32]; [.$D32]) = 0; [.$E32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(IF(OR([.G$15]&lt;[.$B33];[.G$15]&gt;[.$C33]);0;IF(MOD([.G$15]-[.$B33]; [.$D33]) = 0; [.$E33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3];[.H$15]&gt;[.$C33]);0;IF(MOD([.H$15]-[.$B33]; [.$D33]) = 0; [.$E33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3];[.I$15]&gt;[.$C33]);0;IF(MOD([.I$15]-[.$B33]; [.$D33]) = 0; [.$E33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3];[.J$15]&gt;[.$C33]);0;IF(MOD([.J$15]-[.$B33]; [.$D33]) = 0; [.$E33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3];[.K$15]&gt;[.$C33]);0;IF(MOD([.K$15]-[.$B33]; [.$D33]) = 0; [.$E33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3];[.L$15]&gt;[.$C33]);0;IF(MOD([.L$15]-[.$B33]; [.$D33]) = 0; [.$E33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3];[.M$15]&gt;[.$C33]);0;IF(MOD([.M$15]-[.$B33]; [.$D33]) = 0; [.$E33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3];[.N$15]&gt;[.$C33]);0;IF(MOD([.N$15]-[.$B33]; [.$D33]) = 0; [.$E33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3];[.O$15]&gt;[.$C33]);0;IF(MOD([.O$15]-[.$B33]; [.$D33]) = 0; [.$E33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3];[.P$15]&gt;[.$C33]);0;IF(MOD([.P$15]-[.$B33]; [.$D33]) = 0; [.$E33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(IF(OR([.G$15]&lt;[.$B34];[.G$15]&gt;[.$C34]);0;IF(MOD([.G$15]-[.$B34]; [.$D34]) = 0; [.$E34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4];[.H$15]&gt;[.$C34]);0;IF(MOD([.H$15]-[.$B34]; [.$D34]) = 0; [.$E34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4];[.I$15]&gt;[.$C34]);0;IF(MOD([.I$15]-[.$B34]; [.$D34]) = 0; [.$E34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4];[.J$15]&gt;[.$C34]);0;IF(MOD([.J$15]-[.$B34]; [.$D34]) = 0; [.$E34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4];[.K$15]&gt;[.$C34]);0;IF(MOD([.K$15]-[.$B34]; [.$D34]) = 0; [.$E34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4];[.L$15]&gt;[.$C34]);0;IF(MOD([.L$15]-[.$B34]; [.$D34]) = 0; [.$E34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4];[.M$15]&gt;[.$C34]);0;IF(MOD([.M$15]-[.$B34]; [.$D34]) = 0; [.$E34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4];[.N$15]&gt;[.$C34]);0;IF(MOD([.N$15]-[.$B34]; [.$D34]) = 0; [.$E34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4];[.O$15]&gt;[.$C34]);0;IF(MOD([.O$15]-[.$B34]; [.$D34]) = 0; [.$E34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4];[.P$15]&gt;[.$C34]);0;IF(MOD([.P$15]-[.$B34]; [.$D34]) = 0; [.$E34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style-name="ce21" table:formula="of:=(IF(OR([.G$15]&lt;[.$B35];[.G$15]&gt;[.$C35]);0;IF(MOD([.G$15]-[.$B35]; [.$D35]) = 0; [.$E35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5];[.H$15]&gt;[.$C35]);0;IF(MOD([.H$15]-[.$B35]; [.$D35]) = 0; [.$E35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5];[.I$15]&gt;[.$C35]);0;IF(MOD([.I$15]-[.$B35]; [.$D35]) = 0; [.$E35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5];[.J$15]&gt;[.$C35]);0;IF(MOD([.J$15]-[.$B35]; [.$D35]) = 0; [.$E35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5];[.K$15]&gt;[.$C35]);0;IF(MOD([.K$15]-[.$B35]; [.$D35]) = 0; [.$E35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5];[.L$15]&gt;[.$C35]);0;IF(MOD([.L$15]-[.$B35]; [.$D35]) = 0; [.$E35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5];[.M$15]&gt;[.$C35]);0;IF(MOD([.M$15]-[.$B35]; [.$D35]) = 0; [.$E35]; 0)))*(1+['Current Financials'.$B$15])^([.M$15]-['Current Financials'.$B$9])" office:value-type="float" office:value="72035.056888752" calcext:value-type="float">
            <text:p>72035</text:p>
          </table:table-cell>
          <table:table-cell table:style-name="ce21" table:formula="of:=(IF(OR([.N$15]&lt;[.$B35];[.N$15]&gt;[.$C35]);0;IF(MOD([.N$15]-[.$B35]; [.$D35]) = 0; [.$E35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5];[.O$15]&gt;[.$C35]);0;IF(MOD([.O$15]-[.$B35]; [.$D35]) = 0; [.$E35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5];[.P$15]&gt;[.$C35]);0;IF(MOD([.P$15]-[.$B35]; [.$D35]) = 0; [.$E35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1" table:formula="of:=(IF(OR([.G$15]&lt;[.$B36];[.G$15]&gt;[.$C36]);0;IF(MOD([.G$15]-[.$B36]; [.$D36]) = 0; [.$E36]; 0)))*(1+['Current Financials'.$B$15])^([.G$15]-['Current Financials'.$B$9])" office:value-type="float" office:value="0" calcext:value-type="float">
            <text:p>0</text:p>
          </table:table-cell>
          <table:table-cell table:style-name="ce21" table:formula="of:=(IF(OR([.H$15]&lt;[.$B36];[.H$15]&gt;[.$C36]);0;IF(MOD([.H$15]-[.$B36]; [.$D36]) = 0; [.$E36]; 0)))*(1+['Current Financials'.$B$15])^([.H$15]-['Current Financials'.$B$9])" office:value-type="float" office:value="0" calcext:value-type="float">
            <text:p>0</text:p>
          </table:table-cell>
          <table:table-cell table:style-name="ce21" table:formula="of:=(IF(OR([.I$15]&lt;[.$B36];[.I$15]&gt;[.$C36]);0;IF(MOD([.I$15]-[.$B36]; [.$D36]) = 0; [.$E36]; 0)))*(1+['Current Financials'.$B$15])^([.I$15]-['Current Financials'.$B$9])" office:value-type="float" office:value="0" calcext:value-type="float">
            <text:p>0</text:p>
          </table:table-cell>
          <table:table-cell table:style-name="ce21" table:formula="of:=(IF(OR([.J$15]&lt;[.$B36];[.J$15]&gt;[.$C36]);0;IF(MOD([.J$15]-[.$B36]; [.$D36]) = 0; [.$E36]; 0)))*(1+['Current Financials'.$B$15])^([.J$15]-['Current Financials'.$B$9])" office:value-type="float" office:value="0" calcext:value-type="float">
            <text:p>0</text:p>
          </table:table-cell>
          <table:table-cell table:style-name="ce21" table:formula="of:=(IF(OR([.K$15]&lt;[.$B36];[.K$15]&gt;[.$C36]);0;IF(MOD([.K$15]-[.$B36]; [.$D36]) = 0; [.$E36]; 0)))*(1+['Current Financials'.$B$15])^([.K$15]-['Current Financials'.$B$9])" office:value-type="float" office:value="0" calcext:value-type="float">
            <text:p>0</text:p>
          </table:table-cell>
          <table:table-cell table:style-name="ce21" table:formula="of:=(IF(OR([.L$15]&lt;[.$B36];[.L$15]&gt;[.$C36]);0;IF(MOD([.L$15]-[.$B36]; [.$D36]) = 0; [.$E36]; 0)))*(1+['Current Financials'.$B$15])^([.L$15]-['Current Financials'.$B$9])" office:value-type="float" office:value="0" calcext:value-type="float">
            <text:p>0</text:p>
          </table:table-cell>
          <table:table-cell table:style-name="ce21" table:formula="of:=(IF(OR([.M$15]&lt;[.$B36];[.M$15]&gt;[.$C36]);0;IF(MOD([.M$15]-[.$B36]; [.$D36]) = 0; [.$E36]; 0)))*(1+['Current Financials'.$B$15])^([.M$15]-['Current Financials'.$B$9])" office:value-type="float" office:value="0" calcext:value-type="float">
            <text:p>0</text:p>
          </table:table-cell>
          <table:table-cell table:style-name="ce21" table:formula="of:=(IF(OR([.N$15]&lt;[.$B36];[.N$15]&gt;[.$C36]);0;IF(MOD([.N$15]-[.$B36]; [.$D36]) = 0; [.$E36]; 0)))*(1+['Current Financials'.$B$15])^([.N$15]-['Current Financials'.$B$9])" office:value-type="float" office:value="0" calcext:value-type="float">
            <text:p>0</text:p>
          </table:table-cell>
          <table:table-cell table:style-name="ce21" table:formula="of:=(IF(OR([.O$15]&lt;[.$B36];[.O$15]&gt;[.$C36]);0;IF(MOD([.O$15]-[.$B36]; [.$D36]) = 0; [.$E36]; 0)))*(1+['Current Financials'.$B$15])^([.O$15]-['Current Financials'.$B$9])" office:value-type="float" office:value="0" calcext:value-type="float">
            <text:p>0</text:p>
          </table:table-cell>
          <table:table-cell table:style-name="ce21" table:formula="of:=(IF(OR([.P$15]&lt;[.$B36];[.P$15]&gt;[.$C36]);0;IF(MOD([.P$15]-[.$B36]; [.$D36]) = 0; [.$E36]; 0)))*(1+['Current Financials'.$B$15])^([.P$15]-['Current Financials'.$B$9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ce17"/>
          <table:table-cell table:number-columns-repeated="15"/>
        </table:table-row>
        <table:table-row table:style-name="ro2" table:number-rows-repeated="6">
          <table:table-cell table:style-name="ce18" table:number-columns-repeated="5"/>
          <table:table-cell table:number-columns-repeated="11"/>
        </table:table-row>
        <table:table-row table:style-name="ro2">
          <table:table-cell table:style-name="ce18" table:number-columns-repeated="5"/>
          <table:table-cell table:number-columns-repeated="11"/>
        </table:table-row>
      </table:table>
      <table:table table:name="Planning and Projections" table:style-name="ta1">
        <table:table-column table:style-name="co10" table:default-cell-style-name="Default"/>
        <table:table-column table:style-name="co2" table:number-columns-repeated="10" table:default-cell-style-name="Default"/>
        <table:table-row table:style-name="ro3">
          <table:table-cell table:style-name="ce22" office:value-type="string" calcext:value-type="string">
            <text:p>Planning and Projections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number-columns-repeated="9"/>
        </table:table-row>
        <table:table-row table:style-name="ro1">
          <table:table-cell table:style-name="ce23" office:value-type="string" calcext:value-type="string">
            <text:p>Year</text:p>
          </table:table-cell>
          <table:table-cell table:style-name="ce20" table:formula="of:=['Current Financials'.B9]" office:value-type="float" office:value="2018" calcext:value-type="float">
            <text:p>2018</text:p>
          </table:table-cell>
          <table:table-cell table:style-name="ce20" table:formula="of:=[.B3]+1" office:value-type="float" office:value="2019" calcext:value-type="float">
            <text:p>2019</text:p>
          </table:table-cell>
          <table:table-cell table:style-name="ce20" table:formula="of:=[.C3]+1" office:value-type="float" office:value="2020" calcext:value-type="float">
            <text:p>2020</text:p>
          </table:table-cell>
          <table:table-cell table:style-name="ce20" table:formula="of:=[.D3]+1" office:value-type="float" office:value="2021" calcext:value-type="float">
            <text:p>2021</text:p>
          </table:table-cell>
          <table:table-cell table:style-name="ce20" table:formula="of:=[.E3]+1" office:value-type="float" office:value="2022" calcext:value-type="float">
            <text:p>2022</text:p>
          </table:table-cell>
          <table:table-cell table:style-name="ce20" table:formula="of:=[.F3]+1" office:value-type="float" office:value="2023" calcext:value-type="float">
            <text:p>2023</text:p>
          </table:table-cell>
          <table:table-cell table:style-name="ce20" table:formula="of:=[.G3]+1" office:value-type="float" office:value="2024" calcext:value-type="float">
            <text:p>2024</text:p>
          </table:table-cell>
          <table:table-cell table:style-name="ce20" table:formula="of:=[.H3]+1" office:value-type="float" office:value="2025" calcext:value-type="float">
            <text:p>2025</text:p>
          </table:table-cell>
          <table:table-cell table:style-name="ce20" table:formula="of:=[.I3]+1" office:value-type="float" office:value="2026" calcext:value-type="float">
            <text:p>2026</text:p>
          </table:table-cell>
          <table:table-cell table:style-name="ce20" table:formula="of:=[.J3]+1" office:value-type="float" office:value="2027" calcext:value-type="float">
            <text:p>2027</text:p>
          </table:table-cell>
        </table:table-row>
        <table:table-row table:style-name="ro2">
          <table:table-cell table:style-name="ce24" office:value-type="string" calcext:value-type="string">
            <text:p>Proposed budget change real (%)</text:p>
          </table:table-cell>
          <table:table-cell table:number-columns-repeated="3" table:style-name="ce27" office:value-type="percentage" office:value="0.14" calcext:value-type="percentage">
            <text:p>14.00%</text:p>
          </table:table-cell>
          <table:table-cell table:number-columns-repeated="7" table:style-name="ce27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2" table:formula="of:=[.B4]+['Current Financials'.$B$15]" office:value-type="percentage" office:value="0.21" calcext:value-type="percentage">
            <text:p>21.00%</text:p>
          </table:table-cell>
          <table:table-cell table:style-name="ce12" table:formula="of:=[.C4]+['Current Financials'.$B$15]" office:value-type="percentage" office:value="0.21" calcext:value-type="percentage">
            <text:p>21.00%</text:p>
          </table:table-cell>
          <table:table-cell table:style-name="ce12" table:formula="of:=[.D4]+['Current Financials'.$B$15]" office:value-type="percentage" office:value="0.21" calcext:value-type="percentage">
            <text:p>21.00%</text:p>
          </table:table-cell>
          <table:table-cell table:style-name="ce12" table:formula="of:=[.E4]+['Current Financials'.$B$15]" office:value-type="percentage" office:value="0.07" calcext:value-type="percentage">
            <text:p>7.00%</text:p>
          </table:table-cell>
          <table:table-cell table:style-name="ce12" table:formula="of:=[.F4]+['Current Financials'.$B$15]" office:value-type="percentage" office:value="0.07" calcext:value-type="percentage">
            <text:p>7.00%</text:p>
          </table:table-cell>
          <table:table-cell table:style-name="ce12" table:formula="of:=[.G4]+['Current Financials'.$B$15]" office:value-type="percentage" office:value="0.07" calcext:value-type="percentage">
            <text:p>7.00%</text:p>
          </table:table-cell>
          <table:table-cell table:style-name="ce12" table:formula="of:=[.H4]+['Current Financials'.$B$15]" office:value-type="percentage" office:value="0.07" calcext:value-type="percentage">
            <text:p>7.00%</text:p>
          </table:table-cell>
          <table:table-cell table:style-name="ce12" table:formula="of:=[.I4]+['Current Financials'.$B$15]" office:value-type="percentage" office:value="0.07" calcext:value-type="percentage">
            <text:p>7.00%</text:p>
          </table:table-cell>
          <table:table-cell table:style-name="ce12" table:formula="of:=[.J4]+['Current Financials'.$B$15]" office:value-type="percentage" office:value="0.07" calcext:value-type="percentage">
            <text:p>7.00%</text:p>
          </table:table-cell>
          <table:table-cell table:style-name="ce12" table:formula="of:=[.K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1" table:formula="of:=['Current Financials'.B14]" office:value-type="float" office:value="570000" calcext:value-type="float">
            <text:p>570000</text:p>
          </table:table-cell>
          <table:table-cell table:style-name="ce21" table:formula="of:=[.B13]" office:value-type="float" office:value="537584.418" calcext:value-type="float">
            <text:p>537584</text:p>
          </table:table-cell>
          <table:table-cell table:style-name="ce21" table:formula="of:=[.C13]" office:value-type="float" office:value="906817.92768" calcext:value-type="float">
            <text:p>906818</text:p>
          </table:table-cell>
          <table:table-cell table:style-name="ce21" table:formula="of:=[.D13]" office:value-type="float" office:value="1304704.5114978" calcext:value-type="float">
            <text:p>1304705</text:p>
          </table:table-cell>
          <table:table-cell table:style-name="ce21" table:formula="of:=[.E13]" office:value-type="float" office:value="279500.856476855" calcext:value-type="float">
            <text:p>279501</text:p>
          </table:table-cell>
          <table:table-cell table:style-name="ce21" table:formula="of:=[.F13]" office:value-type="float" office:value="1006781.01420616" calcext:value-type="float">
            <text:p>1006781</text:p>
          </table:table-cell>
          <table:table-cell table:style-name="ce21" table:formula="of:=[.G13]" office:value-type="float" office:value="988292.723627527" calcext:value-type="float">
            <text:p>988293</text:p>
          </table:table-cell>
          <table:table-cell table:style-name="ce21" table:formula="of:=[.H13]" office:value-type="float" office:value="1447822.53354827" calcext:value-type="float">
            <text:p>1447823</text:p>
          </table:table-cell>
          <table:table-cell table:style-name="ce21" table:formula="of:=[.I13]" office:value-type="float" office:value="2259157.45408062" calcext:value-type="float">
            <text:p>2259157</text:p>
          </table:table-cell>
          <table:table-cell table:style-name="ce21" table:formula="of:=[.J13]" office:value-type="float" office:value="3307112.82531531" calcext:value-type="float">
            <text:p>330711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1" table:formula="of:=['Current Financials'.B12]" office:value-type="float" office:value="881569" calcext:value-type="float">
            <text:p>881569</text:p>
          </table:table-cell>
          <table:table-cell table:style-name="ce21" table:formula="of:=[.B7]*(1+['Current Financials'.$B$15])" office:value-type="float" office:value="943278.83" calcext:value-type="float">
            <text:p>943279</text:p>
          </table:table-cell>
          <table:table-cell table:style-name="ce21" table:formula="of:=[.C7]*(1+['Current Financials'.$B$15])" office:value-type="float" office:value="1009308.3481" calcext:value-type="float">
            <text:p>1009308</text:p>
          </table:table-cell>
          <table:table-cell table:style-name="ce21" table:formula="of:=[.D7]*(1+['Current Financials'.$B$15])" office:value-type="float" office:value="1079959.932467" calcext:value-type="float">
            <text:p>1079960</text:p>
          </table:table-cell>
          <table:table-cell table:style-name="ce21" table:formula="of:=[.E7]*(1+['Current Financials'.$B$15])" office:value-type="float" office:value="1155557.12773969" calcext:value-type="float">
            <text:p>1155557</text:p>
          </table:table-cell>
          <table:table-cell table:style-name="ce21" table:formula="of:=[.F7]*(1+['Current Financials'.$B$15])" office:value-type="float" office:value="1236446.12668147" calcext:value-type="float">
            <text:p>1236446</text:p>
          </table:table-cell>
          <table:table-cell table:style-name="ce21" table:formula="of:=[.G7]*(1+['Current Financials'.$B$15])" office:value-type="float" office:value="1322997.35554917" calcext:value-type="float">
            <text:p>1322997</text:p>
          </table:table-cell>
          <table:table-cell table:style-name="ce21" table:formula="of:=[.H7]*(1+['Current Financials'.$B$15])" office:value-type="float" office:value="1415607.17043761" calcext:value-type="float">
            <text:p>1415607</text:p>
          </table:table-cell>
          <table:table-cell table:style-name="ce21" table:formula="of:=[.I7]*(1+['Current Financials'.$B$15])" office:value-type="float" office:value="1514699.67236825" calcext:value-type="float">
            <text:p>1514700</text:p>
          </table:table-cell>
          <table:table-cell table:style-name="ce21" table:formula="of:=[.J7]*(1+['Current Financials'.$B$15])" office:value-type="float" office:value="1620728.64943402" calcext:value-type="float">
            <text:p>1620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1" table:formula="of:=['Current Financials'.B13]" office:value-type="float" office:value="165000" calcext:value-type="float">
            <text:p>165000</text:p>
          </table:table-cell>
          <table:table-cell table:style-name="ce21" table:formula="of:=[.B8]*(1+['Current Financials'.$B$15])" office:value-type="float" office:value="176550" calcext:value-type="float">
            <text:p>176550</text:p>
          </table:table-cell>
          <table:table-cell table:style-name="ce21" table:formula="of:=[.C8]*(1+['Current Financials'.$B$15])" office:value-type="float" office:value="188908.5" calcext:value-type="float">
            <text:p>188909</text:p>
          </table:table-cell>
          <table:table-cell table:style-name="ce21" table:formula="of:=[.D8]*(1+['Current Financials'.$B$15])" office:value-type="float" office:value="202132.095" calcext:value-type="float">
            <text:p>202132</text:p>
          </table:table-cell>
          <table:table-cell table:style-name="ce21" table:formula="of:=[.E8]*(1+['Current Financials'.$B$15])" office:value-type="float" office:value="216281.34165" calcext:value-type="float">
            <text:p>216281</text:p>
          </table:table-cell>
          <table:table-cell table:style-name="ce21" table:formula="of:=[.F8]*(1+['Current Financials'.$B$15])" office:value-type="float" office:value="231421.0355655" calcext:value-type="float">
            <text:p>231421</text:p>
          </table:table-cell>
          <table:table-cell table:style-name="ce21" table:formula="of:=[.G8]*(1+['Current Financials'.$B$15])" office:value-type="float" office:value="247620.508055085" calcext:value-type="float">
            <text:p>247621</text:p>
          </table:table-cell>
          <table:table-cell table:style-name="ce21" table:formula="of:=[.H8]*(1+['Current Financials'.$B$15])" office:value-type="float" office:value="264953.943618941" calcext:value-type="float">
            <text:p>264954</text:p>
          </table:table-cell>
          <table:table-cell table:style-name="ce21" table:formula="of:=[.I8]*(1+['Current Financials'.$B$15])" office:value-type="float" office:value="283500.719672267" calcext:value-type="float">
            <text:p>283501</text:p>
          </table:table-cell>
          <table:table-cell table:style-name="ce21" table:formula="of:=[.J8]*(1+['Current Financials'.$B$15])" office:value-type="float" office:value="303345.770049326" calcext:value-type="float">
            <text:p>3033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28" table:formula="of:=['Current Financials'.B11]*(1+[.B5])" office:value-type="float" office:value="1098554.16" calcext:value-type="float">
            <text:p>1098554</text:p>
          </table:table-cell>
          <table:table-cell table:style-name="ce28" table:formula="of:=[.B9]*(1+[.C5])" office:value-type="float" office:value="1329250.5336" calcext:value-type="float">
            <text:p>1329251</text:p>
          </table:table-cell>
          <table:table-cell table:style-name="ce28" table:formula="of:=[.C9]*(1+[.D5])" office:value-type="float" office:value="1608393.145656" calcext:value-type="float">
            <text:p>1608393</text:p>
          </table:table-cell>
          <table:table-cell table:style-name="ce28" table:formula="of:=[.D9]*(1+[.E5])" office:value-type="float" office:value="1720980.66585192" calcext:value-type="float">
            <text:p>1720981</text:p>
          </table:table-cell>
          <table:table-cell table:style-name="ce28" table:formula="of:=[.E9]*(1+[.F5])" office:value-type="float" office:value="1841449.31246155" calcext:value-type="float">
            <text:p>1841449</text:p>
          </table:table-cell>
          <table:table-cell table:style-name="ce28" table:formula="of:=[.F9]*(1+[.G5])" office:value-type="float" office:value="1970350.76433386" calcext:value-type="float">
            <text:p>1970351</text:p>
          </table:table-cell>
          <table:table-cell table:style-name="ce28" table:formula="of:=[.G9]*(1+[.H5])" office:value-type="float" office:value="2108275.31783723" calcext:value-type="float">
            <text:p>2108275</text:p>
          </table:table-cell>
          <table:table-cell table:style-name="ce28" table:formula="of:=[.H9]*(1+[.I5])" office:value-type="float" office:value="2255854.59008584" calcext:value-type="float">
            <text:p>2255855</text:p>
          </table:table-cell>
          <table:table-cell table:style-name="ce28" table:formula="of:=[.I9]*(1+[.J5])" office:value-type="float" office:value="2413764.41139185" calcext:value-type="float">
            <text:p>2413764</text:p>
          </table:table-cell>
          <table:table-cell table:style-name="ce28" table:formula="of:=[.J9]*(1+[.K5])" office:value-type="float" office:value="2582727.92018928" calcext:value-type="float">
            <text:p>2582728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1" table:formula="of:=[.B9]-[.B7]" office:value-type="float" office:value="216985.16" calcext:value-type="float">
            <text:p>216985</text:p>
          </table:table-cell>
          <table:table-cell table:style-name="ce21" table:formula="of:=[.C9]-[.C7]" office:value-type="float" office:value="385971.7036" calcext:value-type="float">
            <text:p>385972</text:p>
          </table:table-cell>
          <table:table-cell table:style-name="ce21" table:formula="of:=[.D9]-[.D7]" office:value-type="float" office:value="599084.797556" calcext:value-type="float">
            <text:p>599085</text:p>
          </table:table-cell>
          <table:table-cell table:style-name="ce21" table:formula="of:=[.E9]-[.E7]" office:value-type="float" office:value="641020.73338492" calcext:value-type="float">
            <text:p>641021</text:p>
          </table:table-cell>
          <table:table-cell table:style-name="ce21" table:formula="of:=[.F9]-[.F7]" office:value-type="float" office:value="685892.184721864" calcext:value-type="float">
            <text:p>685892</text:p>
          </table:table-cell>
          <table:table-cell table:style-name="ce21" table:formula="of:=[.G9]-[.G7]" office:value-type="float" office:value="733904.637652394" calcext:value-type="float">
            <text:p>733905</text:p>
          </table:table-cell>
          <table:table-cell table:style-name="ce21" table:formula="of:=[.H9]-[.H7]" office:value-type="float" office:value="785277.962288062" calcext:value-type="float">
            <text:p>785278</text:p>
          </table:table-cell>
          <table:table-cell table:style-name="ce21" table:formula="of:=[.I9]-[.I7]" office:value-type="float" office:value="840247.419648226" calcext:value-type="float">
            <text:p>840247</text:p>
          </table:table-cell>
          <table:table-cell table:style-name="ce21" table:formula="of:=[.J9]-[.J7]" office:value-type="float" office:value="899064.739023602" calcext:value-type="float">
            <text:p>899065</text:p>
          </table:table-cell>
          <table:table-cell table:style-name="ce21" table:formula="of:=[.K9]-[.K7]" office:value-type="float" office:value="961999.270755254" calcext:value-type="float">
            <text:p>961999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29" table:formula="of:=IF([.B6]&gt;['Current Financials'.$B$10];&quot;&quot;;IF([.B6]&gt;['Current Financials'.$B$10]/4;IF([.B10]&gt;[.B8]; &quot;&quot;; &quot;NOT OK1&quot;); IF([.B10]&gt;0.15*[.B7]; &quot;&quot;; &quot;NOT OK2&quot;)))">
            <text:p/>
          </table:table-cell>
          <table:table-cell table:style-name="ce29" table:formula="of:=IF([.C6]&gt;[.B7];&quot;&quot;;IF([.C6]&gt;[.B7]/4;IF([.C10]&gt;[.C8]; &quot;&quot;; &quot;NOT OK1&quot;); IF([.C10]&gt;0.15*[.C7]; &quot;&quot;; &quot;NOT OK2&quot;)))">
            <text:p/>
          </table:table-cell>
          <table:table-cell table:style-name="ce29" table:formula="of:=IF([.D6]&gt;[.C7];&quot;&quot;;IF([.D6]&gt;[.C7]/4;IF([.D10]&gt;[.D8]; &quot;&quot;; &quot;NOT OK1&quot;); IF([.D10]&gt;0.15*[.D7]; &quot;&quot;; &quot;NOT OK2&quot;)))">
            <text:p/>
          </table:table-cell>
          <table:table-cell table:style-name="ce29" table:formula="of:=IF([.E6]&gt;[.D7];&quot;&quot;;IF([.E6]&gt;[.D7]/4;IF([.E10]&gt;[.E8]; &quot;&quot;; &quot;NOT OK1&quot;); IF([.E10]&gt;0.15*[.E7]; &quot;&quot;; &quot;NOT OK2&quot;)))">
            <text:p/>
          </table:table-cell>
          <table:table-cell table:style-name="ce29" table:formula="of:=IF([.F6]&gt;[.E7];&quot;&quot;;IF([.F6]&gt;[.E7]/4;IF([.F10]&gt;[.F8]; &quot;&quot;; &quot;NOT OK1&quot;); IF([.F10]&gt;0.15*[.F7]; &quot;&quot;; &quot;NOT OK2&quot;)))">
            <text:p/>
          </table:table-cell>
          <table:table-cell table:style-name="ce29" table:formula="of:=IF([.G6]&gt;[.F7];&quot;&quot;;IF([.G6]&gt;[.F7]/4;IF([.G10]&gt;[.G8]; &quot;&quot;; &quot;NOT OK1&quot;); IF([.G10]&gt;0.15*[.G7]; &quot;&quot;; &quot;NOT OK2&quot;)))">
            <text:p/>
          </table:table-cell>
          <table:table-cell table:style-name="ce29" table:formula="of:=IF([.H6]&gt;[.G7];&quot;&quot;;IF([.H6]&gt;[.G7]/4;IF([.H10]&gt;[.H8]; &quot;&quot;; &quot;NOT OK1&quot;); IF([.H10]&gt;0.15*[.H7]; &quot;&quot;; &quot;NOT OK2&quot;)))">
            <text:p/>
          </table:table-cell>
          <table:table-cell table:style-name="ce29" table:formula="of:=IF([.I6]&gt;[.H7];&quot;&quot;;IF([.I6]&gt;[.H7]/4;IF([.I10]&gt;[.I8]; &quot;&quot;; &quot;NOT OK1&quot;); IF([.I10]&gt;0.15*[.I7]; &quot;&quot;; &quot;NOT OK2&quot;)))">
            <text:p/>
          </table:table-cell>
          <table:table-cell table:style-name="ce29" table:formula="of:=IF([.J6]&gt;[.I7];&quot;&quot;;IF([.J6]&gt;[.I7]/4;IF([.J10]&gt;[.J8]; &quot;&quot;; &quot;NOT OK1&quot;); IF([.J10]&gt;0.15*[.J7]; &quot;&quot;; &quot;NOT OK2&quot;)))">
            <text:p/>
          </table:table-cell>
          <table:table-cell table:style-name="ce29" table:formula="of:=IF([.K6]&gt;[.J7];&quot;&quot;;IF([.K6]&gt;[.J7]/4;IF([.K10]&gt;[.K8]; &quot;&quot;; &quot;NOT OK1&quot;); IF([.K10]&gt;0.15*[.K7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1" table:formula="of:=SUM(['Ten Year Plan'.G$16:'Ten Year Plan'.G$45])" office:value-type="float" office:value="275000" calcext:value-type="float">
            <text:p>275000</text:p>
          </table:table-cell>
          <table:table-cell table:style-name="ce21" table:formula="of:=SUM(['Ten Year Plan'.H$16:'Ten Year Plan'.H$45])" office:value-type="float" office:value="59920" calcext:value-type="float">
            <text:p>59920</text:p>
          </table:table-cell>
          <table:table-cell table:style-name="ce21" table:formula="of:=SUM(['Ten Year Plan'.I$16:'Ten Year Plan'.I$45])" office:value-type="float" office:value="263327" calcext:value-type="float">
            <text:p>263327</text:p>
          </table:table-cell>
          <table:table-cell table:style-name="ce21" table:formula="of:=SUM(['Ten Year Plan'.J$16:'Ten Year Plan'.J$45])" office:value-type="float" office:value="1679533.953" calcext:value-type="float">
            <text:p>1679534</text:p>
          </table:table-cell>
          <table:table-cell table:style-name="ce21" table:formula="of:=SUM(['Ten Year Plan'.K$16:'Ten Year Plan'.K$45])" office:value-type="float" office:value="6553.98005" calcext:value-type="float">
            <text:p>6554</text:p>
          </table:table-cell>
          <table:table-cell table:style-name="ce21" table:formula="of:=SUM(['Ten Year Plan'.L$16:'Ten Year Plan'.L$45])" office:value-type="float" office:value="799454.486499" calcext:value-type="float">
            <text:p>799454</text:p>
          </table:table-cell>
          <table:table-cell table:style-name="ce21" table:formula="of:=SUM(['Ten Year Plan'.M$16:'Ten Year Plan'.M$45])" office:value-type="float" office:value="394692.082536287" calcext:value-type="float">
            <text:p>394692</text:p>
          </table:table-cell>
          <table:table-cell table:style-name="ce21" table:formula="of:=SUM(['Ten Year Plan'.N$16:'Ten Year Plan'.N$45])" office:value-type="float" office:value="136491.425500667" calcext:value-type="float">
            <text:p>136491</text:p>
          </table:table-cell>
          <table:table-cell table:style-name="ce21" table:formula="of:=SUM(['Ten Year Plan'.O$16:'Ten Year Plan'.O$45])" office:value-type="float" office:value="8590.9308991596" calcext:value-type="float">
            <text:p>8591</text:p>
          </table:table-cell>
          <table:table-cell table:style-name="ce21" table:formula="of:=SUM(['Ten Year Plan'.P$16:'Ten Year Plan'.P$45])" office:value-type="float" office:value="55153.7763726047" calcext:value-type="float">
            <text:p>5515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0" table:formula="of:=([.B6]+[.B10]-[.B12])*(1+['Current Financials'.$B$16])" office:value-type="float" office:value="537584.418" calcext:value-type="float">
            <text:p>537584</text:p>
          </table:table-cell>
          <table:table-cell table:style-name="ce30" table:formula="of:=([.C6]+[.C10]-[.C12])*(1+['Current Financials'.$B$16])" office:value-type="float" office:value="906817.92768" calcext:value-type="float">
            <text:p>906818</text:p>
          </table:table-cell>
          <table:table-cell table:style-name="ce30" table:formula="of:=([.D6]+[.D10]-[.D12])*(1+['Current Financials'.$B$16])" office:value-type="float" office:value="1304704.5114978" calcext:value-type="float">
            <text:p>1304705</text:p>
          </table:table-cell>
          <table:table-cell table:style-name="ce30" table:formula="of:=([.E6]+[.E10]-[.E12])*(1+['Current Financials'.$B$16])" office:value-type="float" office:value="279500.856476855" calcext:value-type="float">
            <text:p>279501</text:p>
          </table:table-cell>
          <table:table-cell table:style-name="ce30" table:formula="of:=([.F6]+[.F10]-[.F12])*(1+['Current Financials'.$B$16])" office:value-type="float" office:value="1006781.01420616" calcext:value-type="float">
            <text:p>1006781</text:p>
          </table:table-cell>
          <table:table-cell table:style-name="ce30" table:formula="of:=([.G6]+[.G10]-[.G12])*(1+['Current Financials'.$B$16])" office:value-type="float" office:value="988292.723627527" calcext:value-type="float">
            <text:p>988293</text:p>
          </table:table-cell>
          <table:table-cell table:style-name="ce30" table:formula="of:=([.H6]+[.H10]-[.H12])*(1+['Current Financials'.$B$16])" office:value-type="float" office:value="1447822.53354827" calcext:value-type="float">
            <text:p>1447823</text:p>
          </table:table-cell>
          <table:table-cell table:style-name="ce30" table:formula="of:=([.I6]+[.I10]-[.I12])*(1+['Current Financials'.$B$16])" office:value-type="float" office:value="2259157.45408062" calcext:value-type="float">
            <text:p>2259157</text:p>
          </table:table-cell>
          <table:table-cell table:style-name="ce30" table:formula="of:=([.J6]+[.J10]-[.J12])*(1+['Current Financials'.$B$16])" office:value-type="float" office:value="3307112.82531531" calcext:value-type="float">
            <text:p>3307113</text:p>
          </table:table-cell>
          <table:table-cell table:style-name="ce30" table:formula="of:=([.K6]+[.K10]-[.K12])*(1+['Current Financials'.$B$16])" office:value-type="float" office:value="4424656.23568286" calcext:value-type="float">
            <text:p>442465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1" table:formula="of:=[.B13]/[.B7]*12" office:value-type="float" office:value="7.31764957252353" calcext:value-type="float">
            <text:p>7.3</text:p>
          </table:table-cell>
          <table:table-cell table:style-name="ce31" table:formula="of:=[.C13]/[.C7]*12" office:value-type="float" office:value="11.5361596020977" calcext:value-type="float">
            <text:p>11.5</text:p>
          </table:table-cell>
          <table:table-cell table:style-name="ce31" table:formula="of:=[.D13]/[.D7]*12" office:value-type="float" office:value="15.5120624608392" calcext:value-type="float">
            <text:p>15.5</text:p>
          </table:table-cell>
          <table:table-cell table:style-name="ce31" table:formula="of:=[.E13]/[.E7]*12" office:value-type="float" office:value="3.10568029136095" calcext:value-type="float">
            <text:p>3.1</text:p>
          </table:table-cell>
          <table:table-cell table:style-name="ce31" table:formula="of:=[.F13]/[.F7]*12" office:value-type="float" office:value="10.4550193845504" calcext:value-type="float">
            <text:p>10.5</text:p>
          </table:table-cell>
          <table:table-cell table:style-name="ce31" table:formula="of:=[.G13]/[.G7]*12" office:value-type="float" office:value="9.59161295232521" calcext:value-type="float">
            <text:p>9.6</text:p>
          </table:table-cell>
          <table:table-cell table:style-name="ce31" table:formula="of:=[.H13]/[.H7]*12" office:value-type="float" office:value="13.1322034240706" calcext:value-type="float">
            <text:p>13.1</text:p>
          </table:table-cell>
          <table:table-cell table:style-name="ce31" table:formula="of:=[.I13]/[.I7]*12" office:value-type="float" office:value="19.1507149830181" calcext:value-type="float">
            <text:p>19.2</text:p>
          </table:table-cell>
          <table:table-cell table:style-name="ce31" table:formula="of:=[.J13]/[.J7]*12" office:value-type="float" office:value="26.2001468857093" calcext:value-type="float">
            <text:p>26.2</text:p>
          </table:table-cell>
          <table:table-cell table:style-name="ce31" table:formula="of:=[.K13]/[.K7]*12" office:value-type="float" office:value="32.7604962414504" calcext:value-type="float">
            <text:p>32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2" table:formula="of:=IF([.B13]&gt;[.B7]/4;&quot;&quot;;&quot;NOT OK!&quot;)">
            <text:p/>
          </table:table-cell>
          <table:table-cell table:style-name="ce32" table:formula="of:=IF([.C13]&gt;[.C7]/4;&quot;&quot;;&quot;NOT OK!&quot;)">
            <text:p/>
          </table:table-cell>
          <table:table-cell table:style-name="ce32" table:formula="of:=IF([.D13]&gt;[.D7]/4;&quot;&quot;;&quot;NOT OK!&quot;)">
            <text:p/>
          </table:table-cell>
          <table:table-cell table:style-name="ce32" table:formula="of:=IF([.E13]&gt;[.E7]/4;&quot;&quot;;&quot;NOT OK!&quot;)">
            <text:p/>
          </table:table-cell>
          <table:table-cell table:style-name="ce32" table:formula="of:=IF([.F13]&gt;[.F7]/4;&quot;&quot;;&quot;NOT OK!&quot;)">
            <text:p/>
          </table:table-cell>
          <table:table-cell table:style-name="ce32" table:formula="of:=IF([.G13]&gt;[.G7]/4;&quot;&quot;;&quot;NOT OK!&quot;)">
            <text:p/>
          </table:table-cell>
          <table:table-cell table:style-name="ce32" table:formula="of:=IF([.H13]&gt;[.H7]/4;&quot;&quot;;&quot;NOT OK!&quot;)">
            <text:p/>
          </table:table-cell>
          <table:table-cell table:style-name="ce32" table:formula="of:=IF([.I13]&gt;[.I7]/4;&quot;&quot;;&quot;NOT OK!&quot;)">
            <text:p/>
          </table:table-cell>
          <table:table-cell table:style-name="ce32" table:formula="of:=IF([.J13]&gt;[.J7]/4;&quot;&quot;;&quot;NOT OK!&quot;)">
            <text:p/>
          </table:table-cell>
          <table:table-cell table:style-name="ce32" table:formula="of:=IF([.K13]&gt;[.K7]/4;&quot;&quot;;&quot;NOT OK!&quot;)">
            <text:p/>
          </table:table-cell>
        </table:table-row>
        <table:table-row table:style-name="ro2" table:number-rows-repeated="2">
          <table:table-cell table:number-columns-repeated="11"/>
        </table:table-row>
        <table:table-row table:style-name="ro4">
          <table:table-cell table:style-name="ce25"/>
          <table:table-cell table:number-columns-repeated="10"/>
        </table:table-row>
        <table:table-row table:style-name="ro4" table:number-rows-repeated="3">
          <table:table-cell table:style-name="ce26"/>
          <table:table-cell table:number-columns-repeated="10"/>
        </table:table-row>
        <table:table-row table:style-name="ro4">
          <table:table-cell table:style-name="ce26"/>
          <table:table-cell table:number-columns-repeated="10"/>
        </table:table-row>
      </table:table>
      <table:table table:name="Budget Summary" table:style-name="ta1">
        <table:table-column table:style-name="co11" table:default-cell-style-name="Default"/>
        <table:table-column table:style-name="co2" table:default-cell-style-name="ce21"/>
        <table:table-row table:style-name="ro1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Default"/>
        </table:table-row>
        <table:table-row table:style-name="ro2">
          <table:table-cell/>
          <table:table-cell table:style-name="Default"/>
        </table:table-row>
        <table:table-row table:style-name="ro2">
          <table:table-cell office:value-type="string" calcext:value-type="string">
            <text:p>Total budget</text:p>
          </table:table-cell>
          <table:table-cell table:formula="of:=['Planning and Projections'.B9]" office:value-type="float" office:value="1098554.16" calcext:value-type="float">
            <text:p>1098554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formula="of:=['Planning and Projections'.B6]" office:value-type="float" office:value="570000" calcext:value-type="float">
            <text:p>570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formula="of:=['Planning and Projections'.B13]" office:value-type="float" office:value="537584.418" calcext:value-type="float">
            <text:p>537584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3" table:formula="of:=([.B5]-[.B4])/[.B4]" office:value-type="percentage" office:value="-0.0568694421052633" calcext:value-type="percentage">
            <text:p>-5.7%</text:p>
          </table:table-cell>
        </table:table-row>
        <table:table-row table:style-name="ro2">
          <table:table-cell office:value-type="string" calcext:value-type="string">
            <text:p>Equivalent reserves in months</text:p>
          </table:table-cell>
          <table:table-cell table:style-name="ce34" table:formula="of:=['Planning and Projections'.B14]" office:value-type="float" office:value="7.3176495725235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P0" style:volatile="true">
      <number:number number:decimal-places="1" loext:min-decimal-places="1" number:min-integer-digits="1"/>
      <number:text>%</number:text>
    </number:percentage-style>
    <number:percentage-style style:name="N12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6P0"/>
    </number:percentag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6:10:13.71058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23:50:49.769304781</dc:date>
    <meta:editing-duration>PT1H42M36S</meta:editing-duration>
    <meta:editing-cycles>16</meta:editing-cycles>
    <meta:generator>LibreOffice/5.0.6.2$Linux_X86_64 LibreOffice_project/00$Build-2</meta:generator>
    <meta:document-statistic meta:table-count="5" meta:cell-count="530" meta:object-count="0"/>
  </office:meta>
</office:document-meta>
</file>